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BilansHAR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BilansHAR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Godina</text:p>
            <draw:frame table:end-cell-address="BilansHAR.U31" table:end-x="1.004cm" table:end-y="0.373cm" draw:z-index="0" draw:style-name="gr1" draw:text-style-name="P1" svg:width="34.914cm" svg:height="13.921cm" svg:x="0.111cm" svg:y="0cm">
              <draw:object draw:notify-on-update-of-ranges="BilansHAR.A2:BilansHAR.B38 BilansHAR.C1:BilansHAR.C1 BilansHAR.C2:BilansHAR.C38 BilansHAR.D1:BilansHAR.D1 BilansHAR.D2:BilansHAR.D38 BilansHAR.E1:BilansHAR.E1 BilansHAR.E2:BilansHAR.E3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Mesec</text:p>
          </table:table-cell>
          <table:table-cell office:value-type="string">
            <text:p>BilansHAR</text:p>
          </table:table-cell>
          <table:table-cell office:value-type="string">
            <text:p>BilansPEN</text:p>
          </table:table-cell>
          <table:table-cell office:value-type="string">
            <text:p>BilansTHO</text:p>
          </table:table-cell>
          <table:table-cell table:number-columns-repeated="2"/>
          <table:table-cell office:value-type="string">
            <text:p>BilansHAR</text:p>
          </table:table-cell>
          <table:table-cell office:value-type="string">
            <text:p>BilansPEN</text:p>
          </table:table-cell>
          <table:table-cell table:number-columns-repeated="1015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Feb</text:p>
          </table:table-cell>
          <table:table-cell office:value-type="float" office:value="18.2198643904431">
            <text:p>18.2198643904</text:p>
          </table:table-cell>
          <table:table-cell office:value-type="float" office:value="28.2718081287058">
            <text:p>28.2718081287</text:p>
          </table:table-cell>
          <table:table-cell office:value-type="float" office:value="29.2505460621384">
            <text:p>29.2505460621</text:p>
          </table:table-cell>
          <table:table-cell table:number-columns-repeated="2"/>
          <table:table-cell office:value-type="float" office:value="-21.5946258138082">
            <text:p>-21.5946258138</text:p>
          </table:table-cell>
          <table:table-cell office:value-type="float" office:value="34.6">
            <text:p>34.6</text:p>
          </table:table-cell>
          <table:table-cell table:number-columns-repeated="1015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Mar</text:p>
          </table:table-cell>
          <table:table-cell office:value-type="float" office:value="19.2822708570488">
            <text:p>19.282270857</text:p>
          </table:table-cell>
          <table:table-cell office:value-type="float" office:value="24.3911331094018">
            <text:p>24.3911331094</text:p>
          </table:table-cell>
          <table:table-cell office:value-type="float" office:value="33.6057733269272">
            <text:p>33.6057733269</text:p>
          </table:table-cell>
          <table:table-cell table:number-columns-repeated="2"/>
          <table:table-cell office:value-type="float" office:value="-12.4940122575427">
            <text:p>-12.4940122575</text:p>
          </table:table-cell>
          <table:table-cell office:value-type="float" office:value="20.1665466088731">
            <text:p>20.1665466089</text:p>
          </table:table-cell>
          <table:table-cell table:number-columns-repeated="1015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Apr</text:p>
          </table:table-cell>
          <table:table-cell office:value-type="float" office:value="-32.5858369785375">
            <text:p>-32.5858369785</text:p>
          </table:table-cell>
          <table:table-cell office:value-type="float" office:value="-33.018836313912">
            <text:p>-33.0188363139</text:p>
          </table:table-cell>
          <table:table-cell office:value-type="float" office:value="-20.0251576020998">
            <text:p>-20.0251576021</text:p>
          </table:table-cell>
          <table:table-cell table:number-columns-repeated="2"/>
          <table:table-cell office:value-type="float" office:value="-63.9985580753407">
            <text:p>-63.9985580753</text:p>
          </table:table-cell>
          <table:table-cell office:value-type="float" office:value="-62.1371840128953">
            <text:p>-62.1371840129</text:p>
          </table:table-cell>
          <table:table-cell table:number-columns-repeated="1015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May</text:p>
          </table:table-cell>
          <table:table-cell office:value-type="float" office:value="23.3591274788394">
            <text:p>23.3591274788</text:p>
          </table:table-cell>
          <table:table-cell office:value-type="float" office:value="12.0710777465074">
            <text:p>12.0710777465</text:p>
          </table:table-cell>
          <table:table-cell office:value-type="float" office:value="9.69059725171309">
            <text:p>9.6905972517</text:p>
          </table:table-cell>
          <table:table-cell table:number-columns-repeated="2"/>
          <table:table-cell office:value-type="float" office:value="-18.0109683946028">
            <text:p>-18.0109683946</text:p>
          </table:table-cell>
          <table:table-cell office:value-type="float" office:value="-56.5343195133836">
            <text:p>-56.5343195134</text:p>
          </table:table-cell>
          <table:table-cell table:number-columns-repeated="1015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Jun</text:p>
          </table:table-cell>
          <table:table-cell office:value-type="float" office:value="-68.990641736391">
            <text:p>-68.9906417364</text:p>
          </table:table-cell>
          <table:table-cell office:value-type="float" office:value="-84.8186006565525">
            <text:p>-84.8186006566</text:p>
          </table:table-cell>
          <table:table-cell office:value-type="float" office:value="-91.1860411871638">
            <text:p>-91.1860411872</text:p>
          </table:table-cell>
          <table:table-cell table:number-columns-repeated="2"/>
          <table:table-cell office:value-type="float" office:value="-109.358408744603">
            <text:p>-109.3584087446</text:p>
          </table:table-cell>
          <table:table-cell office:value-type="float" office:value="-169.556087599909">
            <text:p>-169.5560875999</text:p>
          </table:table-cell>
          <table:table-cell table:number-columns-repeated="1015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Jul</text:p>
          </table:table-cell>
          <table:table-cell office:value-type="float" office:value="-109.656101795787">
            <text:p>-109.6561017958</text:p>
          </table:table-cell>
          <table:table-cell office:value-type="float" office:value="-126.093096913321">
            <text:p>-126.0930969133</text:p>
          </table:table-cell>
          <table:table-cell office:value-type="float" office:value="-151.792944675062">
            <text:p>-151.7929446751</text:p>
          </table:table-cell>
          <table:table-cell table:number-columns-repeated="2"/>
          <table:table-cell office:value-type="float" office:value="-159.767932450992">
            <text:p>-159.767932451</text:p>
          </table:table-cell>
          <table:table-cell office:value-type="float" office:value="-205.385539633805">
            <text:p>-205.3855396338</text:p>
          </table:table-cell>
          <table:table-cell table:number-columns-repeated="1015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Aug</text:p>
          </table:table-cell>
          <table:table-cell office:value-type="float" office:value="-21.31557709349">
            <text:p>-21.3155770935</text:p>
          </table:table-cell>
          <table:table-cell office:value-type="float" office:value="-49.4964215669809">
            <text:p>-49.496421567</text:p>
          </table:table-cell>
          <table:table-cell office:value-type="float" office:value="-79.6882230146539">
            <text:p>-79.6882230147</text:p>
          </table:table-cell>
          <table:table-cell table:number-columns-repeated="2"/>
          <table:table-cell office:value-type="float" office:value="-87.4796080188895">
            <text:p>-87.4796080189</text:p>
          </table:table-cell>
          <table:table-cell office:value-type="float" office:value="-124.473761740395">
            <text:p>-124.4737617404</text:p>
          </table:table-cell>
          <table:table-cell table:number-columns-repeated="1015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Sep</text:p>
          </table:table-cell>
          <table:table-cell office:value-type="float" office:value="-7.05555840887879">
            <text:p>-7.0555584089</text:p>
          </table:table-cell>
          <table:table-cell office:value-type="float" office:value="-35.1627764108734">
            <text:p>-35.1627764109</text:p>
          </table:table-cell>
          <table:table-cell office:value-type="float" office:value="-52.0404719301421">
            <text:p>-52.0404719301</text:p>
          </table:table-cell>
          <table:table-cell table:number-columns-repeated="2"/>
          <table:table-cell office:value-type="float" office:value="-83.7881159631932">
            <text:p>-83.7881159632</text:p>
          </table:table-cell>
          <table:table-cell office:value-type="float" office:value="-93.6503083706858">
            <text:p>-93.6503083707</text:p>
          </table:table-cell>
          <table:table-cell table:number-columns-repeated="1015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Oct</text:p>
          </table:table-cell>
          <table:table-cell office:value-type="float" office:value="5.98698000477778">
            <text:p>5.9869800048</text:p>
          </table:table-cell>
          <table:table-cell office:value-type="float" office:value="-13.926725161927">
            <text:p>-13.9267251619</text:p>
          </table:table-cell>
          <table:table-cell office:value-type="float" office:value="-11.0009692408049">
            <text:p>-11.0009692408</text:p>
          </table:table-cell>
          <table:table-cell table:number-columns-repeated="2"/>
          <table:table-cell office:value-type="float" office:value="-60.4864233939833">
            <text:p>-60.486423394</text:p>
          </table:table-cell>
          <table:table-cell office:value-type="float" office:value="-43.013282618594">
            <text:p>-43.0132826186</text:p>
          </table:table-cell>
          <table:table-cell table:number-columns-repeated="1015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Nov</text:p>
          </table:table-cell>
          <table:table-cell office:value-type="float" office:value="13.9367389434008">
            <text:p>13.9367389434</text:p>
          </table:table-cell>
          <table:table-cell office:value-type="float" office:value="-0.288586892177559">
            <text:p>-0.2885868922</text:p>
          </table:table-cell>
          <table:table-cell office:value-type="float" office:value="8.63917322959922">
            <text:p>8.6391732296</text:p>
          </table:table-cell>
          <table:table-cell table:number-columns-repeated="2"/>
          <table:table-cell office:value-type="float" office:value="-41.6708212228234">
            <text:p>-41.6708212228</text:p>
          </table:table-cell>
          <table:table-cell office:value-type="float" office:value="-7.82399983409617">
            <text:p>-7.8239998341</text:p>
          </table:table-cell>
          <table:table-cell table:number-columns-repeated="1015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Dec</text:p>
          </table:table-cell>
          <table:table-cell office:value-type="float" office:value="10.1584592461985">
            <text:p>10.1584592462</text:p>
          </table:table-cell>
          <table:table-cell office:value-type="float" office:value="1.97392775865286">
            <text:p>1.9739277587</text:p>
          </table:table-cell>
          <table:table-cell office:value-type="float" office:value="12.3821896295549">
            <text:p>12.3821896296</text:p>
          </table:table-cell>
          <table:table-cell table:number-columns-repeated="2"/>
          <table:table-cell office:value-type="float" office:value="-41.9024671777066">
            <text:p>-41.9024671777</text:p>
          </table:table-cell>
          <table:table-cell office:value-type="float" office:value="6.34414013993849">
            <text:p>6.3441401399</text:p>
          </table:table-cell>
          <table:table-cell table:number-columns-repeated="1015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Jan</text:p>
          </table:table-cell>
          <table:table-cell office:value-type="float" office:value="29.9260030206414">
            <text:p>29.9260030206</text:p>
          </table:table-cell>
          <table:table-cell office:value-type="float" office:value="32.7985517789715">
            <text:p>32.798551779</text:p>
          </table:table-cell>
          <table:table-cell office:value-type="float" office:value="38.957027556899">
            <text:p>38.9570275569</text:p>
          </table:table-cell>
          <table:table-cell table:number-columns-repeated="2"/>
          <table:table-cell office:value-type="float" office:value="-9.17476491619097">
            <text:p>-9.1747649162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Feb</text:p>
          </table:table-cell>
          <table:table-cell office:value-type="float" office:value="14.5527756690039">
            <text:p>14.552775669</text:p>
          </table:table-cell>
          <table:table-cell office:value-type="float" office:value="21.9678153238069">
            <text:p>21.9678153238</text:p>
          </table:table-cell>
          <table:table-cell office:value-type="float" office:value="17.3410993927525">
            <text:p>17.3410993928</text:p>
          </table:table-cell>
          <table:table-cell table:number-columns-repeated="2"/>
          <table:table-cell office:value-type="float" office:value="-39.0071895484601">
            <text:p>-39.0071895485</text:p>
          </table:table-cell>
          <table:table-cell office:value-type="float" office:value="34.8">
            <text:p>34.8</text:p>
          </table:table-cell>
          <table:table-cell table:number-columns-repeated="1015"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Mar</text:p>
          </table:table-cell>
          <table:table-cell office:value-type="float" office:value="8.53033376169186">
            <text:p>8.5303337617</text:p>
          </table:table-cell>
          <table:table-cell office:value-type="float" office:value="13.1570024190765">
            <text:p>13.1570024191</text:p>
          </table:table-cell>
          <table:table-cell office:value-type="float" office:value="17.8812056679375">
            <text:p>17.8812056679</text:p>
          </table:table-cell>
          <table:table-cell table:number-columns-repeated="2"/>
          <table:table-cell office:value-type="float" office:value="-30.7923578052433">
            <text:p>-30.7923578052</text:p>
          </table:table-cell>
          <table:table-cell office:value-type="float" office:value="7.20058999286277">
            <text:p>7.2005899929</text:p>
          </table:table-cell>
          <table:table-cell table:number-columns-repeated="1015"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Apr</text:p>
          </table:table-cell>
          <table:table-cell office:value-type="float" office:value="-45.1714465703406">
            <text:p>-45.1714465703</text:p>
          </table:table-cell>
          <table:table-cell office:value-type="float" office:value="-44.1090339861352">
            <text:p>-44.1090339861</text:p>
          </table:table-cell>
          <table:table-cell office:value-type="float" office:value="-43.935758947679">
            <text:p>-43.9357589477</text:p>
          </table:table-cell>
          <table:table-cell table:number-columns-repeated="2"/>
          <table:table-cell office:value-type="float" office:value="-89.3556507939144">
            <text:p>-89.3556507939</text:p>
          </table:table-cell>
          <table:table-cell office:value-type="float" office:value="-81.8018916318893">
            <text:p>-81.8018916319</text:p>
          </table:table-cell>
          <table:table-cell table:number-columns-repeated="1015"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May</text:p>
          </table:table-cell>
          <table:table-cell office:value-type="float" office:value="-73.4914768037276">
            <text:p>-73.4914768037</text:p>
          </table:table-cell>
          <table:table-cell office:value-type="float" office:value="-81.7709690628959">
            <text:p>-81.7709690629</text:p>
          </table:table-cell>
          <table:table-cell office:value-type="float" office:value="-77.7364801952079">
            <text:p>-77.7364801952</text:p>
          </table:table-cell>
          <table:table-cell table:number-columns-repeated="2"/>
          <table:table-cell office:value-type="float" office:value="-114.949222608417">
            <text:p>-114.9492226084</text:p>
          </table:table-cell>
          <table:table-cell office:value-type="float" office:value="-150.469220967704">
            <text:p>-150.4692209677</text:p>
          </table:table-cell>
          <table:table-cell table:number-columns-repeated="1015"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Jun</text:p>
          </table:table-cell>
          <table:table-cell office:value-type="float" office:value="-51.8964748528307">
            <text:p>-51.8964748528</text:p>
          </table:table-cell>
          <table:table-cell office:value-type="float" office:value="-70.2193389027607">
            <text:p>-70.2193389028</text:p>
          </table:table-cell>
          <table:table-cell office:value-type="float" office:value="-80.2144777080755">
            <text:p>-80.2144777081</text:p>
          </table:table-cell>
          <table:table-cell table:number-columns-repeated="2"/>
          <table:table-cell office:value-type="float" office:value="-98.0272510417953">
            <text:p>-98.0272510418</text:p>
          </table:table-cell>
          <table:table-cell office:value-type="float" office:value="-161.559046212215">
            <text:p>-161.5590462122</text:p>
          </table:table-cell>
          <table:table-cell table:number-columns-repeated="1015"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Jul</text:p>
          </table:table-cell>
          <table:table-cell office:value-type="float" office:value="-91.4547691204891">
            <text:p>-91.4547691205</text:p>
          </table:table-cell>
          <table:table-cell office:value-type="float" office:value="-113.427300421107">
            <text:p>-113.4273004211</text:p>
          </table:table-cell>
          <table:table-cell office:value-type="float" office:value="-129.82557616937">
            <text:p>-129.8255761694</text:p>
          </table:table-cell>
          <table:table-cell table:number-columns-repeated="2"/>
          <table:table-cell office:value-type="float" office:value="-142.319290499706">
            <text:p>-142.3192904997</text:p>
          </table:table-cell>
          <table:table-cell office:value-type="float" office:value="-199.183699316585">
            <text:p>-199.1836993166</text:p>
          </table:table-cell>
          <table:table-cell table:number-columns-repeated="1015"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Aug</text:p>
          </table:table-cell>
          <table:table-cell office:value-type="float" office:value="-88.0692682195399">
            <text:p>-88.0692682195</text:p>
          </table:table-cell>
          <table:table-cell office:value-type="float" office:value="-111.453069579113">
            <text:p>-111.4530695791</text:p>
          </table:table-cell>
          <table:table-cell office:value-type="float" office:value="-126.025885045207">
            <text:p>-126.0258850452</text:p>
          </table:table-cell>
          <table:table-cell table:number-columns-repeated="2"/>
          <table:table-cell office:value-type="float" office:value="-145.625350377058">
            <text:p>-145.6253503771</text:p>
          </table:table-cell>
          <table:table-cell office:value-type="float" office:value="-184.561574808202">
            <text:p>-184.5615748082</text:p>
          </table:table-cell>
          <table:table-cell table:number-columns-repeated="1015"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Sep</text:p>
          </table:table-cell>
          <table:table-cell office:value-type="float" office:value="-62.3719419355583">
            <text:p>-62.3719419356</text:p>
          </table:table-cell>
          <table:table-cell office:value-type="float" office:value="-84.8129629275872">
            <text:p>-84.8129629276</text:p>
          </table:table-cell>
          <table:table-cell office:value-type="float" office:value="-97.8195705138255">
            <text:p>-97.8195705138</text:p>
          </table:table-cell>
          <table:table-cell table:number-columns-repeated="2"/>
          <table:table-cell office:value-type="float" office:value="-129.548384603141">
            <text:p>-129.5483846031</text:p>
          </table:table-cell>
          <table:table-cell office:value-type="float" office:value="-137.258421152926">
            <text:p>-137.2584211529</text:p>
          </table:table-cell>
          <table:table-cell table:number-columns-repeated="1015"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Oct</text:p>
          </table:table-cell>
          <table:table-cell office:value-type="float" office:value="-24.6451029237147">
            <text:p>-24.6451029237</text:p>
          </table:table-cell>
          <table:table-cell office:value-type="float" office:value="-45.2980788266154">
            <text:p>-45.2980788266</text:p>
          </table:table-cell>
          <table:table-cell office:value-type="float" office:value="-37.3054838322505">
            <text:p>-37.3054838323</text:p>
          </table:table-cell>
          <table:table-cell table:number-columns-repeated="2"/>
          <table:table-cell office:value-type="float" office:value="-88.5100236855602">
            <text:p>-88.5100236856</text:p>
          </table:table-cell>
          <table:table-cell office:value-type="float" office:value="-73.904529866094">
            <text:p>-73.9045298661</text:p>
          </table:table-cell>
          <table:table-cell table:number-columns-repeated="1015"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Nov</text:p>
          </table:table-cell>
          <table:table-cell office:value-type="float" office:value="-10.2836717906804">
            <text:p>-10.2836717907</text:p>
          </table:table-cell>
          <table:table-cell office:value-type="float" office:value="-27.6439469206072">
            <text:p>-27.6439469206</text:p>
          </table:table-cell>
          <table:table-cell office:value-type="float" office:value="-12.0387654139945">
            <text:p>-12.038765414</text:p>
          </table:table-cell>
          <table:table-cell table:number-columns-repeated="2"/>
          <table:table-cell office:value-type="float" office:value="-65.7202062608233">
            <text:p>-65.7202062608</text:p>
          </table:table-cell>
          <table:table-cell office:value-type="float" office:value="-35.4460942891129">
            <text:p>-35.4460942891</text:p>
          </table:table-cell>
          <table:table-cell table:number-columns-repeated="1015"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Dec</text:p>
          </table:table-cell>
          <table:table-cell office:value-type="float" office:value="4.47223863855101">
            <text:p>4.4722386386</text:p>
          </table:table-cell>
          <table:table-cell office:value-type="float" office:value="-6.51391417904105">
            <text:p>-6.513914179</text:p>
          </table:table-cell>
          <table:table-cell office:value-type="float" office:value="12.2">
            <text:p>12.2</text:p>
          </table:table-cell>
          <table:table-cell table:number-columns-repeated="2"/>
          <table:table-cell office:value-type="float" office:value="-31.7344808366643">
            <text:p>-31.7344808367</text:p>
          </table:table-cell>
          <table:table-cell office:value-type="float" office:value="-2.46704479054253">
            <text:p>-2.4670447905</text:p>
          </table:table-cell>
          <table:table-cell table:number-columns-repeated="1015"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Jan</text:p>
          </table:table-cell>
          <table:table-cell office:value-type="float" office:value="7.92226141525119">
            <text:p>7.9222614153</text:p>
          </table:table-cell>
          <table:table-cell office:value-type="float" office:value="6.13516697629336">
            <text:p>6.1351669763</text:p>
          </table:table-cell>
          <table:table-cell office:value-type="float" office:value="13.6">
            <text:p>13.6</text:p>
          </table:table-cell>
          <table:table-cell table:number-columns-repeated="2"/>
          <table:table-cell office:value-type="float" office:value="-18.0688372356585">
            <text:p>-18.0688372357</text:p>
          </table:table-cell>
          <table:table-cell office:value-type="float" office:value="13.6">
            <text:p>13.6</text:p>
          </table:table-cell>
          <table:table-cell table:number-columns-repeated="1015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Feb</text:p>
          </table:table-cell>
          <table:table-cell office:value-type="float" office:value="-6.15206718618084">
            <text:p>-6.1520671862</text:p>
          </table:table-cell>
          <table:table-cell office:value-type="float" office:value="8.13725915309179">
            <text:p>8.1372591531</text:p>
          </table:table-cell>
          <table:table-cell office:value-type="float" office:value="5.80585939387631">
            <text:p>5.8058593939</text:p>
          </table:table-cell>
          <table:table-cell table:number-columns-repeated="2"/>
          <table:table-cell office:value-type="float" office:value="-48.4979950816398">
            <text:p>-48.4979950816</text:p>
          </table:table-cell>
          <table:table-cell office:value-type="float" office:value="13.4">
            <text:p>13.4</text:p>
          </table:table-cell>
          <table:table-cell table:number-columns-repeated="1015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Mar</text:p>
          </table:table-cell>
          <table:table-cell office:value-type="float" office:value="-8.74071570774759">
            <text:p>-8.7407157077</text:p>
          </table:table-cell>
          <table:table-cell office:value-type="float" office:value="-2.70661473467684">
            <text:p>-2.7066147347</text:p>
          </table:table-cell>
          <table:table-cell office:value-type="float" office:value="-1.63594845176824">
            <text:p>-1.6359484518</text:p>
          </table:table-cell>
          <table:table-cell table:number-columns-repeated="2"/>
          <table:table-cell office:value-type="float" office:value="-48.288810742477">
            <text:p>-48.2888107425</text:p>
          </table:table-cell>
          <table:table-cell office:value-type="float" office:value="-6.6997795287513">
            <text:p>-6.6997795288</text:p>
          </table:table-cell>
          <table:table-cell table:number-columns-repeated="1015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Apr</text:p>
          </table:table-cell>
          <table:table-cell office:value-type="float" office:value="-5.91306291139441">
            <text:p>-5.9130629114</text:p>
          </table:table-cell>
          <table:table-cell office:value-type="float" office:value="-10.9988045896845">
            <text:p>-10.9988045897</text:p>
          </table:table-cell>
          <table:table-cell office:value-type="float" office:value="-0.491731710507821">
            <text:p>-0.4917317105</text:p>
          </table:table-cell>
          <table:table-cell table:number-columns-repeated="2"/>
          <table:table-cell office:value-type="float" office:value="-47.2802566644716">
            <text:p>-47.2802566645</text:p>
          </table:table-cell>
          <table:table-cell office:value-type="float" office:value="-46.315513545625">
            <text:p>-46.3155135456</text:p>
          </table:table-cell>
          <table:table-cell table:number-columns-repeated="1015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May</text:p>
          </table:table-cell>
          <table:table-cell office:value-type="float" office:value="-10.6464301451533">
            <text:p>-10.6464301452</text:p>
          </table:table-cell>
          <table:table-cell office:value-type="float" office:value="-19.6077393142376">
            <text:p>-19.6077393142</text:p>
          </table:table-cell>
          <table:table-cell office:value-type="float" office:value="-16.4848201168398">
            <text:p>-16.4848201168</text:p>
          </table:table-cell>
          <table:table-cell table:number-columns-repeated="2"/>
          <table:table-cell office:value-type="float" office:value="-45.0575928579753">
            <text:p>-45.057592858</text:p>
          </table:table-cell>
          <table:table-cell office:value-type="float" office:value="-82.922212357598">
            <text:p>-82.9222123576</text:p>
          </table:table-cell>
          <table:table-cell table:number-columns-repeated="1015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Jun</text:p>
          </table:table-cell>
          <table:table-cell office:value-type="float" office:value="-99.0947617763687">
            <text:p>-99.0947617764</text:p>
          </table:table-cell>
          <table:table-cell office:value-type="float" office:value="-112.668707291436">
            <text:p>-112.6687072914</text:p>
          </table:table-cell>
          <table:table-cell office:value-type="float" office:value="-126.700087117091">
            <text:p>-126.7000871171</text:p>
          </table:table-cell>
          <table:table-cell table:number-columns-repeated="2"/>
          <table:table-cell office:value-type="float" office:value="-140.681518243166">
            <text:p>-140.6815182432</text:p>
          </table:table-cell>
          <table:table-cell office:value-type="float" office:value="-194.908417391086">
            <text:p>-194.9084173911</text:p>
          </table:table-cell>
          <table:table-cell table:number-columns-repeated="1015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Jul</text:p>
          </table:table-cell>
          <table:table-cell office:value-type="float" office:value="-113.307132137495">
            <text:p>-113.3071321375</text:p>
          </table:table-cell>
          <table:table-cell office:value-type="float" office:value="-132.8794236967">
            <text:p>-132.8794236967</text:p>
          </table:table-cell>
          <table:table-cell office:value-type="float" office:value="-147.217652080291">
            <text:p>-147.2176520803</text:p>
          </table:table-cell>
          <table:table-cell table:number-columns-repeated="2"/>
          <table:table-cell office:value-type="float" office:value="-151.784373291021">
            <text:p>-151.784373291</text:p>
          </table:table-cell>
          <table:table-cell office:value-type="float" office:value="-204.241469260486">
            <text:p>-204.2414692605</text:p>
          </table:table-cell>
          <table:table-cell table:number-columns-repeated="1015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Aug</text:p>
          </table:table-cell>
          <table:table-cell office:value-type="float" office:value="-105.632466373448">
            <text:p>-105.6324663734</text:p>
          </table:table-cell>
          <table:table-cell office:value-type="float" office:value="-129.749545091239">
            <text:p>-129.7495450912</text:p>
          </table:table-cell>
          <table:table-cell office:value-type="float" office:value="-156.245574057167">
            <text:p>-156.2455740572</text:p>
          </table:table-cell>
          <table:table-cell table:number-columns-repeated="2"/>
          <table:table-cell office:value-type="float" office:value="-162.835018606179">
            <text:p>-162.8350186062</text:p>
          </table:table-cell>
          <table:table-cell office:value-type="float" office:value="-195.311964796729">
            <text:p>-195.3119647967</text:p>
          </table:table-cell>
          <table:table-cell table:number-columns-repeated="1015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Sep</text:p>
          </table:table-cell>
          <table:table-cell office:value-type="float" office:value="-51.8519857266774">
            <text:p>-51.8519857267</text:p>
          </table:table-cell>
          <table:table-cell office:value-type="float" office:value="-78.5483121466933">
            <text:p>-78.5483121467</text:p>
          </table:table-cell>
          <table:table-cell office:value-type="float" office:value="-88.1490481070563">
            <text:p>-88.1490481071</text:p>
          </table:table-cell>
          <table:table-cell table:number-columns-repeated="2"/>
          <table:table-cell office:value-type="float" office:value="-125.997261562298">
            <text:p>-125.9972615623</text:p>
          </table:table-cell>
          <table:table-cell office:value-type="float" office:value="-135.371549427256">
            <text:p>-135.3715494273</text:p>
          </table:table-cell>
          <table:table-cell table:number-columns-repeated="1015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Oct</text:p>
          </table:table-cell>
          <table:table-cell office:value-type="float" office:value="-24.942846281352">
            <text:p>-24.9428462814</text:p>
          </table:table-cell>
          <table:table-cell office:value-type="float" office:value="-43.8854340524595">
            <text:p>-43.8854340525</text:p>
          </table:table-cell>
          <table:table-cell office:value-type="float" office:value="-39.9020658675699">
            <text:p>-39.9020658676</text:p>
          </table:table-cell>
          <table:table-cell table:number-columns-repeated="2"/>
          <table:table-cell office:value-type="float" office:value="-83.6235136505556">
            <text:p>-83.6235136506</text:p>
          </table:table-cell>
          <table:table-cell office:value-type="float" office:value="-68.5639225349353">
            <text:p>-68.5639225349</text:p>
          </table:table-cell>
          <table:table-cell table:number-columns-repeated="1015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Nov</text:p>
          </table:table-cell>
          <table:table-cell office:value-type="float" office:value="-0.47472663395004">
            <text:p>-0.474726634</text:p>
          </table:table-cell>
          <table:table-cell office:value-type="float" office:value="-16.8947876184811">
            <text:p>-16.8947876185</text:p>
          </table:table-cell>
          <table:table-cell office:value-type="float" office:value="-6.35986337134102">
            <text:p>-6.3598633713</text:p>
          </table:table-cell>
          <table:table-cell table:number-columns-repeated="2"/>
          <table:table-cell office:value-type="float" office:value="-61.0694845903094">
            <text:p>-61.0694845903</text:p>
          </table:table-cell>
          <table:table-cell office:value-type="float" office:value="-25.5924618569254">
            <text:p>-25.5924618569</text:p>
          </table:table-cell>
          <table:table-cell table:number-columns-repeated="1015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Dec</text:p>
          </table:table-cell>
          <table:table-cell office:value-type="float" office:value="50.0946725322841">
            <text:p>50.0946725323</text:p>
          </table:table-cell>
          <table:table-cell office:value-type="float" office:value="37.8941321757947">
            <text:p>37.8941321758</text:p>
          </table:table-cell>
          <table:table-cell office:value-type="float" office:value="52.4423283079974">
            <text:p>52.442328308</text:p>
          </table:table-cell>
          <table:table-cell table:number-columns-repeated="2"/>
          <table:table-cell office:value-type="float" office:value="3.82875881719672">
            <text:p>3.8287588172</text:p>
          </table:table-cell>
          <table:table-cell office:value-type="float" office:value="42.142098652171">
            <text:p>42.1420986522</text:p>
          </table:table-cell>
          <table:table-cell table:number-columns-repeated="1015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Jan</text:p>
          </table:table-cell>
          <table:table-cell office:value-type="float" office:value="20.9681686764004">
            <text:p>20.9681686764</text:p>
          </table:table-cell>
          <table:table-cell office:value-type="float" office:value="17.6358335073128">
            <text:p>17.6358335073</text:p>
          </table:table-cell>
          <table:table-cell office:value-type="float" office:value="24.0816373710083">
            <text:p>24.081637371</text:p>
          </table:table-cell>
          <table:table-cell table:number-columns-repeated="2"/>
          <table:table-cell office:value-type="float" office:value="-23.504628107181">
            <text:p>-23.5046281072</text:p>
          </table:table-cell>
          <table:table-cell office:value-type="float" office:value="31">
            <text:p>31</text:p>
          </table:table-cell>
          <table:table-cell table:number-columns-repeated="1015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Feb</text:p>
          </table:table-cell>
          <table:table-cell office:value-type="float" office:value="8.10028578215795">
            <text:p>8.1002857822</text:p>
          </table:table-cell>
          <table:table-cell office:value-type="float" office:value="9.16536242377253">
            <text:p>9.1653624238</text:p>
          </table:table-cell>
          <table:table-cell office:value-type="float" office:value="17.4932303619376">
            <text:p>17.4932303619</text:p>
          </table:table-cell>
          <table:table-cell table:number-columns-repeated="2"/>
          <table:table-cell office:value-type="float" office:value="-37.7256984427722">
            <text:p>-37.7256984428</text:p>
          </table:table-cell>
          <table:table-cell office:value-type="float" office:value="23.2942490040455">
            <text:p>23.294249004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number-style style:name="N813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3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36P2" style:volatile="true" number:language="en" number:country="GB">
      <number:text> - </number:text>
    </number:number-style>
    <number:text-style style:name="N8136" number:language="en" number:country="GB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3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37P2" style:volatile="true" number:language="en" number:country="GB">
      <number:text> £- </number:text>
    </number:number-style>
    <number:text-style style:name="N8137" number:language="en" number:country="GB">
      <number:text> </number:text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3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3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3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38" number:language="en" number:country="GB">
      <number:text> </number:text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3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9" number:language="en" number:country="GB">
      <number:text> </number:text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0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29/04/2019</text:date>, <text:time>16:16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BilansHAR" style:display-name="PageStyle_BilansH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9T16:16:29.61</dc:date>
    <dc:creator>Miljan </dc:creator>
    <meta:generator>OpenOffice/4.1.5$Win32 OpenOffice.org_project/415m1$Build-9789</meta:generator>
    <meta:editing-duration>PT2H49M1S</meta:editing-duration>
    <meta:editing-cycles>5</meta:editing-cycles>
    <meta:document-statistic meta:table-count="1" meta:cell-count="2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915cm" svg:height="13.922cm" xlink:href=".." xlink:type="simple" chart:class="chart:line" chart:style-name="ch1">
        <chart:legend chart:legend-position="bottom" svg:x="13.269cm" svg:y="13.113cm" style:legend-expansion="wide" chart:style-name="ch2"/>
        <chart:plot-area chart:style-name="ch3" table:cell-range-address="BilansHAR.A1:BilansHAR.E38" chart:data-source-has-labels="both" svg:x="1.148cm" svg:y="1.247cm" svg:width="32.371cm" svg:height="11.168cm">
          <chartooo:coordinate-region svg:x="2.06cm" svg:y="1.459cm" svg:width="31.459cm" svg:height="10.744cm"/>
          <chart:axis chart:dimension="x" chart:name="primary-x" chart:style-name="ch4" chartooo:axis-type="auto">
            <chartooo:date-scale/>
            <chart:categories table:cell-range-address="BilansHAR.A2:BilansHAR.B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ilansHAR.C2:BilansHAR.C38" chart:label-cell-address="BilansHAR.C1:BilansHAR.C1" chart:class="chart:line">
            <chart:data-point chart:repeated="37"/>
          </chart:series>
          <chart:series chart:style-name="ch8" chart:values-cell-range-address="BilansHAR.D2:BilansHAR.D38" chart:label-cell-address="BilansHAR.D1:BilansHAR.D1" chart:class="chart:line">
            <chart:data-point chart:repeated="37"/>
          </chart:series>
          <chart:series chart:style-name="ch9" chart:values-cell-range-address="BilansHAR.E2:BilansHAR.E38" chart:label-cell-address="BilansHAR.E1:BilansHAR.E1" chart:class="chart:line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lansHAR</text:p>
                <draw:g>
                  <svg:desc>BilansHAR.C1:BilansHAR.C1</svg:desc>
                </draw:g>
              </table:table-cell>
              <table:table-cell office:value-type="string">
                <text:p>BilansPEN</text:p>
                <draw:g>
                  <svg:desc>BilansHAR.D1:BilansHAR.D1</svg:desc>
                </draw:g>
              </table:table-cell>
              <table:table-cell office:value-type="string">
                <text:p>BilansTHO</text:p>
                <draw:g>
                  <svg:desc>BilansHAR.E1:BilansHAR.E1</svg:desc>
                </draw:g>
              </table:table-cell>
            </table:table-row>
          </table:table-header-rows>
          <table:table-rows>
            <table:table-row>
              <table:table-cell office:value-type="float" office:value="2015">
                <text:p>2020 Feb</text:p>
                <text:list>
                  <text:list-item>
                    <text:p/>
                  </text:list-item>
                  <text:list-item>
                    <text:p>Feb</text:p>
                  </text:list-item>
                </text:list>
                <draw:g>
                  <svg:desc>BilansHAR.A2:BilansHAR.B38</svg:desc>
                </draw:g>
              </table:table-cell>
              <table:table-cell office:value-type="float" office:value="18.2198643904431">
                <text:p>18.2198643904431</text:p>
                <draw:g>
                  <svg:desc>BilansHAR.C2:BilansHAR.C38</svg:desc>
                </draw:g>
              </table:table-cell>
              <table:table-cell office:value-type="float" office:value="28.2718081287058">
                <text:p>28.2718081287058</text:p>
                <draw:g>
                  <svg:desc>BilansHAR.D2:BilansHAR.D38</svg:desc>
                </draw:g>
              </table:table-cell>
              <table:table-cell office:value-type="float" office:value="29.2505460621384">
                <text:p>29.2505460621384</text:p>
                <draw:g>
                  <svg:desc>BilansHAR.E2:BilansHAR.E38</svg:desc>
                </draw:g>
              </table:table-cell>
            </table:table-row>
            <table:table-row>
              <table:table-cell office:value-type="float" office:value="2015">
                <text:p>2020 Mar</text:p>
                <text:list>
                  <text:list-item>
                    <text:p/>
                  </text:list-item>
                  <text:list-item>
                    <text:p>Mar</text:p>
                  </text:list-item>
                </text:list>
              </table:table-cell>
              <table:table-cell office:value-type="float" office:value="19.2822708570488">
                <text:p>19.2822708570488</text:p>
              </table:table-cell>
              <table:table-cell office:value-type="float" office:value="24.3911331094018">
                <text:p>24.3911331094018</text:p>
              </table:table-cell>
              <table:table-cell office:value-type="float" office:value="33.6057733269272">
                <text:p>33.6057733269272</text:p>
              </table:table-cell>
            </table:table-row>
            <table:table-row>
              <table:table-cell office:value-type="float" office:value="2015">
                <text:p>2020 Apr</text:p>
                <text:list>
                  <text:list-item>
                    <text:p/>
                  </text:list-item>
                  <text:list-item>
                    <text:p>Apr</text:p>
                  </text:list-item>
                </text:list>
              </table:table-cell>
              <table:table-cell office:value-type="float" office:value="-32.5858369785375">
                <text:p>-32.5858369785375</text:p>
              </table:table-cell>
              <table:table-cell office:value-type="float" office:value="-33.018836313912">
                <text:p>-33.018836313912</text:p>
              </table:table-cell>
              <table:table-cell office:value-type="float" office:value="-20.0251576020998">
                <text:p>-20.0251576020998</text:p>
              </table:table-cell>
            </table:table-row>
            <table:table-row>
              <table:table-cell office:value-type="float" office:value="2015">
                <text:p>2020 May</text:p>
                <text:list>
                  <text:list-item>
                    <text:p/>
                  </text:list-item>
                  <text:list-item>
                    <text:p>May</text:p>
                  </text:list-item>
                </text:list>
              </table:table-cell>
              <table:table-cell office:value-type="float" office:value="23.3591274788394">
                <text:p>23.3591274788394</text:p>
              </table:table-cell>
              <table:table-cell office:value-type="float" office:value="12.0710777465074">
                <text:p>12.0710777465074</text:p>
              </table:table-cell>
              <table:table-cell office:value-type="float" office:value="9.69059725171309">
                <text:p>9.69059725171309</text:p>
              </table:table-cell>
            </table:table-row>
            <table:table-row>
              <table:table-cell office:value-type="float" office:value="2015">
                <text:p>2020 Jun</text:p>
                <text:list>
                  <text:list-item>
                    <text:p/>
                  </text:list-item>
                  <text:list-item>
                    <text:p>Jun</text:p>
                  </text:list-item>
                </text:list>
              </table:table-cell>
              <table:table-cell office:value-type="float" office:value="-68.990641736391">
                <text:p>-68.990641736391</text:p>
              </table:table-cell>
              <table:table-cell office:value-type="float" office:value="-84.8186006565525">
                <text:p>-84.8186006565525</text:p>
              </table:table-cell>
              <table:table-cell office:value-type="float" office:value="-91.1860411871638">
                <text:p>-91.1860411871638</text:p>
              </table:table-cell>
            </table:table-row>
            <table:table-row>
              <table:table-cell office:value-type="float" office:value="2015">
                <text:p>2020 Jul</text:p>
                <text:list>
                  <text:list-item>
                    <text:p/>
                  </text:list-item>
                  <text:list-item>
                    <text:p>Jul</text:p>
                  </text:list-item>
                </text:list>
              </table:table-cell>
              <table:table-cell office:value-type="float" office:value="-109.656101795787">
                <text:p>-109.656101795787</text:p>
              </table:table-cell>
              <table:table-cell office:value-type="float" office:value="-126.093096913321">
                <text:p>-126.093096913321</text:p>
              </table:table-cell>
              <table:table-cell office:value-type="float" office:value="-151.792944675062">
                <text:p>-151.792944675062</text:p>
              </table:table-cell>
            </table:table-row>
            <table:table-row>
              <table:table-cell office:value-type="float" office:value="2015">
                <text:p>2020 Aug</text:p>
                <text:list>
                  <text:list-item>
                    <text:p/>
                  </text:list-item>
                  <text:list-item>
                    <text:p>Aug</text:p>
                  </text:list-item>
                </text:list>
              </table:table-cell>
              <table:table-cell office:value-type="float" office:value="-21.31557709349">
                <text:p>-21.31557709349</text:p>
              </table:table-cell>
              <table:table-cell office:value-type="float" office:value="-49.4964215669809">
                <text:p>-49.4964215669809</text:p>
              </table:table-cell>
              <table:table-cell office:value-type="float" office:value="-79.6882230146539">
                <text:p>-79.6882230146539</text:p>
              </table:table-cell>
            </table:table-row>
            <table:table-row>
              <table:table-cell office:value-type="float" office:value="2015">
                <text:p>2020 Sep</text:p>
                <text:list>
                  <text:list-item>
                    <text:p/>
                  </text:list-item>
                  <text:list-item>
                    <text:p>Sep</text:p>
                  </text:list-item>
                </text:list>
              </table:table-cell>
              <table:table-cell office:value-type="float" office:value="-7.05555840887879">
                <text:p>-7.05555840887879</text:p>
              </table:table-cell>
              <table:table-cell office:value-type="float" office:value="-35.1627764108734">
                <text:p>-35.1627764108734</text:p>
              </table:table-cell>
              <table:table-cell office:value-type="float" office:value="-52.0404719301421">
                <text:p>-52.0404719301421</text:p>
              </table:table-cell>
            </table:table-row>
            <table:table-row>
              <table:table-cell office:value-type="float" office:value="2015">
                <text:p>2020 Oct</text:p>
                <text:list>
                  <text:list-item>
                    <text:p/>
                  </text:list-item>
                  <text:list-item>
                    <text:p>Oct</text:p>
                  </text:list-item>
                </text:list>
              </table:table-cell>
              <table:table-cell office:value-type="float" office:value="5.98698000477778">
                <text:p>5.98698000477778</text:p>
              </table:table-cell>
              <table:table-cell office:value-type="float" office:value="-13.926725161927">
                <text:p>-13.926725161927</text:p>
              </table:table-cell>
              <table:table-cell office:value-type="float" office:value="-11.0009692408049">
                <text:p>-11.0009692408049</text:p>
              </table:table-cell>
            </table:table-row>
            <table:table-row>
              <table:table-cell office:value-type="float" office:value="2015">
                <text:p>2020 Nov</text:p>
                <text:list>
                  <text:list-item>
                    <text:p/>
                  </text:list-item>
                  <text:list-item>
                    <text:p>Nov</text:p>
                  </text:list-item>
                </text:list>
              </table:table-cell>
              <table:table-cell office:value-type="float" office:value="13.9367389434008">
                <text:p>13.9367389434008</text:p>
              </table:table-cell>
              <table:table-cell office:value-type="float" office:value="-0.288586892177559">
                <text:p>-0.288586892177559</text:p>
              </table:table-cell>
              <table:table-cell office:value-type="float" office:value="8.63917322959922">
                <text:p>8.63917322959922</text:p>
              </table:table-cell>
            </table:table-row>
            <table:table-row>
              <table:table-cell office:value-type="float" office:value="2015">
                <text:p>2020 Dec</text:p>
                <text:list>
                  <text:list-item>
                    <text:p/>
                  </text:list-item>
                  <text:list-item>
                    <text:p>Dec</text:p>
                  </text:list-item>
                </text:list>
              </table:table-cell>
              <table:table-cell office:value-type="float" office:value="10.1584592461985">
                <text:p>10.1584592461985</text:p>
              </table:table-cell>
              <table:table-cell office:value-type="float" office:value="1.97392775865286">
                <text:p>1.97392775865286</text:p>
              </table:table-cell>
              <table:table-cell office:value-type="float" office:value="12.3821896295549">
                <text:p>12.3821896295549</text:p>
              </table:table-cell>
            </table:table-row>
            <table:table-row>
              <table:table-cell office:value-type="float" office:value="2015">
                <text:p>2020 Jan</text:p>
                <text:list>
                  <text:list-item>
                    <text:p/>
                  </text:list-item>
                  <text:list-item>
                    <text:p>Jan</text:p>
                  </text:list-item>
                </text:list>
              </table:table-cell>
              <table:table-cell office:value-type="float" office:value="29.9260030206414">
                <text:p>29.9260030206414</text:p>
              </table:table-cell>
              <table:table-cell office:value-type="float" office:value="32.7985517789715">
                <text:p>32.7985517789715</text:p>
              </table:table-cell>
              <table:table-cell office:value-type="float" office:value="38.957027556899">
                <text:p>38.957027556899</text:p>
              </table:table-cell>
            </table:table-row>
            <table:table-row>
              <table:table-cell office:value-type="float" office:value="2016">
                <text:p>2020 Feb</text:p>
                <text:list>
                  <text:list-item>
                    <text:p/>
                  </text:list-item>
                  <text:list-item>
                    <text:p>Feb</text:p>
                  </text:list-item>
                </text:list>
              </table:table-cell>
              <table:table-cell office:value-type="float" office:value="14.5527756690039">
                <text:p>14.5527756690039</text:p>
              </table:table-cell>
              <table:table-cell office:value-type="float" office:value="21.9678153238069">
                <text:p>21.9678153238069</text:p>
              </table:table-cell>
              <table:table-cell office:value-type="float" office:value="17.3410993927525">
                <text:p>17.3410993927525</text:p>
              </table:table-cell>
            </table:table-row>
            <table:table-row>
              <table:table-cell office:value-type="float" office:value="2016">
                <text:p>2020 Mar</text:p>
                <text:list>
                  <text:list-item>
                    <text:p/>
                  </text:list-item>
                  <text:list-item>
                    <text:p>Mar</text:p>
                  </text:list-item>
                </text:list>
              </table:table-cell>
              <table:table-cell office:value-type="float" office:value="8.53033376169186">
                <text:p>8.53033376169186</text:p>
              </table:table-cell>
              <table:table-cell office:value-type="float" office:value="13.1570024190765">
                <text:p>13.1570024190765</text:p>
              </table:table-cell>
              <table:table-cell office:value-type="float" office:value="17.8812056679375">
                <text:p>17.8812056679375</text:p>
              </table:table-cell>
            </table:table-row>
            <table:table-row>
              <table:table-cell office:value-type="float" office:value="2016">
                <text:p>2020 Apr</text:p>
                <text:list>
                  <text:list-item>
                    <text:p/>
                  </text:list-item>
                  <text:list-item>
                    <text:p>Apr</text:p>
                  </text:list-item>
                </text:list>
              </table:table-cell>
              <table:table-cell office:value-type="float" office:value="-45.1714465703406">
                <text:p>-45.1714465703406</text:p>
              </table:table-cell>
              <table:table-cell office:value-type="float" office:value="-44.1090339861352">
                <text:p>-44.1090339861352</text:p>
              </table:table-cell>
              <table:table-cell office:value-type="float" office:value="-43.935758947679">
                <text:p>-43.935758947679</text:p>
              </table:table-cell>
            </table:table-row>
            <table:table-row>
              <table:table-cell office:value-type="float" office:value="2016">
                <text:p>2020 May</text:p>
                <text:list>
                  <text:list-item>
                    <text:p/>
                  </text:list-item>
                  <text:list-item>
                    <text:p>May</text:p>
                  </text:list-item>
                </text:list>
              </table:table-cell>
              <table:table-cell office:value-type="float" office:value="-73.4914768037276">
                <text:p>-73.4914768037276</text:p>
              </table:table-cell>
              <table:table-cell office:value-type="float" office:value="-81.7709690628959">
                <text:p>-81.7709690628959</text:p>
              </table:table-cell>
              <table:table-cell office:value-type="float" office:value="-77.7364801952079">
                <text:p>-77.7364801952079</text:p>
              </table:table-cell>
            </table:table-row>
            <table:table-row>
              <table:table-cell office:value-type="float" office:value="2016">
                <text:p>2020 Jun</text:p>
                <text:list>
                  <text:list-item>
                    <text:p/>
                  </text:list-item>
                  <text:list-item>
                    <text:p>Jun</text:p>
                  </text:list-item>
                </text:list>
              </table:table-cell>
              <table:table-cell office:value-type="float" office:value="-51.8964748528307">
                <text:p>-51.8964748528307</text:p>
              </table:table-cell>
              <table:table-cell office:value-type="float" office:value="-70.2193389027607">
                <text:p>-70.2193389027607</text:p>
              </table:table-cell>
              <table:table-cell office:value-type="float" office:value="-80.2144777080755">
                <text:p>-80.2144777080755</text:p>
              </table:table-cell>
            </table:table-row>
            <table:table-row>
              <table:table-cell office:value-type="float" office:value="2016">
                <text:p>2020 Jul</text:p>
                <text:list>
                  <text:list-item>
                    <text:p/>
                  </text:list-item>
                  <text:list-item>
                    <text:p>Jul</text:p>
                  </text:list-item>
                </text:list>
              </table:table-cell>
              <table:table-cell office:value-type="float" office:value="-91.4547691204891">
                <text:p>-91.4547691204891</text:p>
              </table:table-cell>
              <table:table-cell office:value-type="float" office:value="-113.427300421107">
                <text:p>-113.427300421107</text:p>
              </table:table-cell>
              <table:table-cell office:value-type="float" office:value="-129.82557616937">
                <text:p>-129.82557616937</text:p>
              </table:table-cell>
            </table:table-row>
            <table:table-row>
              <table:table-cell office:value-type="float" office:value="2016">
                <text:p>2020 Aug</text:p>
                <text:list>
                  <text:list-item>
                    <text:p/>
                  </text:list-item>
                  <text:list-item>
                    <text:p>Aug</text:p>
                  </text:list-item>
                </text:list>
              </table:table-cell>
              <table:table-cell office:value-type="float" office:value="-88.0692682195399">
                <text:p>-88.0692682195399</text:p>
              </table:table-cell>
              <table:table-cell office:value-type="float" office:value="-111.453069579113">
                <text:p>-111.453069579113</text:p>
              </table:table-cell>
              <table:table-cell office:value-type="float" office:value="-126.025885045207">
                <text:p>-126.025885045207</text:p>
              </table:table-cell>
            </table:table-row>
            <table:table-row>
              <table:table-cell office:value-type="float" office:value="2016">
                <text:p>2020 Sep</text:p>
                <text:list>
                  <text:list-item>
                    <text:p/>
                  </text:list-item>
                  <text:list-item>
                    <text:p>Sep</text:p>
                  </text:list-item>
                </text:list>
              </table:table-cell>
              <table:table-cell office:value-type="float" office:value="-62.3719419355583">
                <text:p>-62.3719419355583</text:p>
              </table:table-cell>
              <table:table-cell office:value-type="float" office:value="-84.8129629275872">
                <text:p>-84.8129629275872</text:p>
              </table:table-cell>
              <table:table-cell office:value-type="float" office:value="-97.8195705138255">
                <text:p>-97.8195705138255</text:p>
              </table:table-cell>
            </table:table-row>
            <table:table-row>
              <table:table-cell office:value-type="float" office:value="2016">
                <text:p>2020 Oct</text:p>
                <text:list>
                  <text:list-item>
                    <text:p/>
                  </text:list-item>
                  <text:list-item>
                    <text:p>Oct</text:p>
                  </text:list-item>
                </text:list>
              </table:table-cell>
              <table:table-cell office:value-type="float" office:value="-24.6451029237147">
                <text:p>-24.6451029237147</text:p>
              </table:table-cell>
              <table:table-cell office:value-type="float" office:value="-45.2980788266154">
                <text:p>-45.2980788266154</text:p>
              </table:table-cell>
              <table:table-cell office:value-type="float" office:value="-37.3054838322505">
                <text:p>-37.3054838322505</text:p>
              </table:table-cell>
            </table:table-row>
            <table:table-row>
              <table:table-cell office:value-type="float" office:value="2016">
                <text:p>2020 Nov</text:p>
                <text:list>
                  <text:list-item>
                    <text:p/>
                  </text:list-item>
                  <text:list-item>
                    <text:p>Nov</text:p>
                  </text:list-item>
                </text:list>
              </table:table-cell>
              <table:table-cell office:value-type="float" office:value="-10.2836717906804">
                <text:p>-10.2836717906804</text:p>
              </table:table-cell>
              <table:table-cell office:value-type="float" office:value="-27.6439469206072">
                <text:p>-27.6439469206072</text:p>
              </table:table-cell>
              <table:table-cell office:value-type="float" office:value="-12.0387654139945">
                <text:p>-12.0387654139945</text:p>
              </table:table-cell>
            </table:table-row>
            <table:table-row>
              <table:table-cell office:value-type="float" office:value="2016">
                <text:p>2020 Dec</text:p>
                <text:list>
                  <text:list-item>
                    <text:p/>
                  </text:list-item>
                  <text:list-item>
                    <text:p>Dec</text:p>
                  </text:list-item>
                </text:list>
              </table:table-cell>
              <table:table-cell office:value-type="float" office:value="4.47223863855101">
                <text:p>4.47223863855101</text:p>
              </table:table-cell>
              <table:table-cell office:value-type="float" office:value="-6.51391417904105">
                <text:p>-6.5139141790410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2016">
                <text:p>2020 Jan</text:p>
                <text:list>
                  <text:list-item>
                    <text:p/>
                  </text:list-item>
                  <text:list-item>
                    <text:p>Jan</text:p>
                  </text:list-item>
                </text:list>
              </table:table-cell>
              <table:table-cell office:value-type="float" office:value="7.92226141525119">
                <text:p>7.92226141525119</text:p>
              </table:table-cell>
              <table:table-cell office:value-type="float" office:value="6.13516697629336">
                <text:p>6.1351669762933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2017">
                <text:p>2020 Feb</text:p>
                <text:list>
                  <text:list-item>
                    <text:p/>
                  </text:list-item>
                  <text:list-item>
                    <text:p>Feb</text:p>
                  </text:list-item>
                </text:list>
              </table:table-cell>
              <table:table-cell office:value-type="float" office:value="-6.15206718618084">
                <text:p>-6.15206718618084</text:p>
              </table:table-cell>
              <table:table-cell office:value-type="float" office:value="8.13725915309179">
                <text:p>8.13725915309179</text:p>
              </table:table-cell>
              <table:table-cell office:value-type="float" office:value="5.80585939387631">
                <text:p>5.80585939387631</text:p>
              </table:table-cell>
            </table:table-row>
            <table:table-row>
              <table:table-cell office:value-type="float" office:value="2017">
                <text:p>2020 Mar</text:p>
                <text:list>
                  <text:list-item>
                    <text:p/>
                  </text:list-item>
                  <text:list-item>
                    <text:p>Mar</text:p>
                  </text:list-item>
                </text:list>
              </table:table-cell>
              <table:table-cell office:value-type="float" office:value="-8.74071570774759">
                <text:p>-8.74071570774759</text:p>
              </table:table-cell>
              <table:table-cell office:value-type="float" office:value="-2.70661473467684">
                <text:p>-2.70661473467684</text:p>
              </table:table-cell>
              <table:table-cell office:value-type="float" office:value="-1.63594845176824">
                <text:p>-1.63594845176824</text:p>
              </table:table-cell>
            </table:table-row>
            <table:table-row>
              <table:table-cell office:value-type="float" office:value="2017">
                <text:p>2020 Apr</text:p>
                <text:list>
                  <text:list-item>
                    <text:p/>
                  </text:list-item>
                  <text:list-item>
                    <text:p>Apr</text:p>
                  </text:list-item>
                </text:list>
              </table:table-cell>
              <table:table-cell office:value-type="float" office:value="-5.91306291139441">
                <text:p>-5.91306291139441</text:p>
              </table:table-cell>
              <table:table-cell office:value-type="float" office:value="-10.9988045896845">
                <text:p>-10.9988045896845</text:p>
              </table:table-cell>
              <table:table-cell office:value-type="float" office:value="-0.491731710507821">
                <text:p>-0.491731710507821</text:p>
              </table:table-cell>
            </table:table-row>
            <table:table-row>
              <table:table-cell office:value-type="float" office:value="2017">
                <text:p>2020 May</text:p>
                <text:list>
                  <text:list-item>
                    <text:p/>
                  </text:list-item>
                  <text:list-item>
                    <text:p>May</text:p>
                  </text:list-item>
                </text:list>
              </table:table-cell>
              <table:table-cell office:value-type="float" office:value="-10.6464301451533">
                <text:p>-10.6464301451533</text:p>
              </table:table-cell>
              <table:table-cell office:value-type="float" office:value="-19.6077393142376">
                <text:p>-19.6077393142376</text:p>
              </table:table-cell>
              <table:table-cell office:value-type="float" office:value="-16.4848201168398">
                <text:p>-16.4848201168398</text:p>
              </table:table-cell>
            </table:table-row>
            <table:table-row>
              <table:table-cell office:value-type="float" office:value="2017">
                <text:p>2020 Jun</text:p>
                <text:list>
                  <text:list-item>
                    <text:p/>
                  </text:list-item>
                  <text:list-item>
                    <text:p>Jun</text:p>
                  </text:list-item>
                </text:list>
              </table:table-cell>
              <table:table-cell office:value-type="float" office:value="-99.0947617763687">
                <text:p>-99.0947617763687</text:p>
              </table:table-cell>
              <table:table-cell office:value-type="float" office:value="-112.668707291436">
                <text:p>-112.668707291436</text:p>
              </table:table-cell>
              <table:table-cell office:value-type="float" office:value="-126.700087117091">
                <text:p>-126.700087117091</text:p>
              </table:table-cell>
            </table:table-row>
            <table:table-row>
              <table:table-cell office:value-type="float" office:value="2017">
                <text:p>2020 Jul</text:p>
                <text:list>
                  <text:list-item>
                    <text:p/>
                  </text:list-item>
                  <text:list-item>
                    <text:p>Jul</text:p>
                  </text:list-item>
                </text:list>
              </table:table-cell>
              <table:table-cell office:value-type="float" office:value="-113.307132137495">
                <text:p>-113.307132137495</text:p>
              </table:table-cell>
              <table:table-cell office:value-type="float" office:value="-132.8794236967">
                <text:p>-132.8794236967</text:p>
              </table:table-cell>
              <table:table-cell office:value-type="float" office:value="-147.217652080291">
                <text:p>-147.217652080291</text:p>
              </table:table-cell>
            </table:table-row>
            <table:table-row>
              <table:table-cell office:value-type="float" office:value="2017">
                <text:p>2020 Aug</text:p>
                <text:list>
                  <text:list-item>
                    <text:p/>
                  </text:list-item>
                  <text:list-item>
                    <text:p>Aug</text:p>
                  </text:list-item>
                </text:list>
              </table:table-cell>
              <table:table-cell office:value-type="float" office:value="-105.632466373448">
                <text:p>-105.632466373448</text:p>
              </table:table-cell>
              <table:table-cell office:value-type="float" office:value="-129.749545091239">
                <text:p>-129.749545091239</text:p>
              </table:table-cell>
              <table:table-cell office:value-type="float" office:value="-156.245574057167">
                <text:p>-156.245574057167</text:p>
              </table:table-cell>
            </table:table-row>
            <table:table-row>
              <table:table-cell office:value-type="float" office:value="2017">
                <text:p>2020 Sep</text:p>
                <text:list>
                  <text:list-item>
                    <text:p/>
                  </text:list-item>
                  <text:list-item>
                    <text:p>Sep</text:p>
                  </text:list-item>
                </text:list>
              </table:table-cell>
              <table:table-cell office:value-type="float" office:value="-51.8519857266774">
                <text:p>-51.8519857266774</text:p>
              </table:table-cell>
              <table:table-cell office:value-type="float" office:value="-78.5483121466933">
                <text:p>-78.5483121466933</text:p>
              </table:table-cell>
              <table:table-cell office:value-type="float" office:value="-88.1490481070563">
                <text:p>-88.1490481070563</text:p>
              </table:table-cell>
            </table:table-row>
            <table:table-row>
              <table:table-cell office:value-type="float" office:value="2017">
                <text:p>2020 Oct</text:p>
                <text:list>
                  <text:list-item>
                    <text:p/>
                  </text:list-item>
                  <text:list-item>
                    <text:p>Oct</text:p>
                  </text:list-item>
                </text:list>
              </table:table-cell>
              <table:table-cell office:value-type="float" office:value="-24.942846281352">
                <text:p>-24.942846281352</text:p>
              </table:table-cell>
              <table:table-cell office:value-type="float" office:value="-43.8854340524595">
                <text:p>-43.8854340524595</text:p>
              </table:table-cell>
              <table:table-cell office:value-type="float" office:value="-39.9020658675699">
                <text:p>-39.9020658675699</text:p>
              </table:table-cell>
            </table:table-row>
            <table:table-row>
              <table:table-cell office:value-type="float" office:value="2017">
                <text:p>2020 Nov</text:p>
                <text:list>
                  <text:list-item>
                    <text:p/>
                  </text:list-item>
                  <text:list-item>
                    <text:p>Nov</text:p>
                  </text:list-item>
                </text:list>
              </table:table-cell>
              <table:table-cell office:value-type="float" office:value="-0.47472663395004">
                <text:p>-0.47472663395004</text:p>
              </table:table-cell>
              <table:table-cell office:value-type="float" office:value="-16.8947876184811">
                <text:p>-16.8947876184811</text:p>
              </table:table-cell>
              <table:table-cell office:value-type="float" office:value="-6.35986337134102">
                <text:p>-6.35986337134102</text:p>
              </table:table-cell>
            </table:table-row>
            <table:table-row>
              <table:table-cell office:value-type="float" office:value="2017">
                <text:p>2020 Dec</text:p>
                <text:list>
                  <text:list-item>
                    <text:p/>
                  </text:list-item>
                  <text:list-item>
                    <text:p>Dec</text:p>
                  </text:list-item>
                </text:list>
              </table:table-cell>
              <table:table-cell office:value-type="float" office:value="50.0946725322841">
                <text:p>50.0946725322841</text:p>
              </table:table-cell>
              <table:table-cell office:value-type="float" office:value="37.8941321757947">
                <text:p>37.8941321757947</text:p>
              </table:table-cell>
              <table:table-cell office:value-type="float" office:value="52.4423283079974">
                <text:p>52.4423283079974</text:p>
              </table:table-cell>
            </table:table-row>
            <table:table-row>
              <table:table-cell office:value-type="float" office:value="2017">
                <text:p>2020 Jan</text:p>
                <text:list>
                  <text:list-item>
                    <text:p/>
                  </text:list-item>
                  <text:list-item>
                    <text:p>Jan</text:p>
                  </text:list-item>
                </text:list>
              </table:table-cell>
              <table:table-cell office:value-type="float" office:value="20.9681686764004">
                <text:p>20.9681686764004</text:p>
              </table:table-cell>
              <table:table-cell office:value-type="float" office:value="17.6358335073128">
                <text:p>17.6358335073128</text:p>
              </table:table-cell>
              <table:table-cell office:value-type="float" office:value="24.0816373710083">
                <text:p>24.0816373710083</text:p>
              </table:table-cell>
            </table:table-row>
            <table:table-row>
              <table:table-cell office:value-type="float" office:value="2018">
                <text:p>2020 Feb</text:p>
                <text:list>
                  <text:list-item>
                    <text:p/>
                  </text:list-item>
                  <text:list-item>
                    <text:p>Feb</text:p>
                  </text:list-item>
                </text:list>
              </table:table-cell>
              <table:table-cell office:value-type="float" office:value="8.10028578215795">
                <text:p>8.10028578215795</text:p>
              </table:table-cell>
              <table:table-cell office:value-type="float" office:value="9.16536242377253">
                <text:p>9.16536242377253</text:p>
              </table:table-cell>
              <table:table-cell office:value-type="float" office:value="17.4932303619376">
                <text:p>17.4932303619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